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_isit(par_code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optimized_codekey_isit(par_codekey t_code_key)TO user_&lt;&lt;$app_name$&gt;&gt;_data_admin, user_&lt;&lt;$app_name$&gt;&gt;_data_reader;">
            <text:p>GRANT EXECUTE ON FUNCTION optimized_codekey_isit(par_code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optimized_codekey_isit(par_codekey t_code_key);">
            <text:p>DROP FUNCTION IF EXISTS optimized_codekey_isit(par_code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_isit(par_acodekey t_addressed_code_key, par_opt_mask integer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optimized_acodekey_isit(par_acodekey t_addressed_code_key, par_opt_mask integer)TO user_&lt;&lt;$app_name$&gt;&gt;_data_admin, user_&lt;&lt;$app_name$&gt;&gt;_data_reader;">
            <text:p>GRANT EXECUTE ON FUNCTION optimized_acodekey_isit(par_acodekey t_addressed_code_key, par_opt_mask integer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optimized_acodekey_isit(par_acodekey t_addressed_code_key, par_opt_mask integer);">
            <text:p>DROP FUNCTION IF EXISTS optimized_acodekey_isit(par_acodekey t_addressed_code_key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l_isit(par_codekeyl t_code_key_by_lng, par_opt_mask integer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optimized_codekeyl_isit(par_codekeyl t_code_key_by_lng, par_opt_mask integer)TO user_&lt;&lt;$app_name$&gt;&gt;_data_admin, user_&lt;&lt;$app_name$&gt;&gt;_data_reader;">
            <text:p>GRANT EXECUTE ON FUNCTION optimized_codekeyl_isit(par_codekeyl t_code_key_by_lng, par_opt_mask integer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optimized_codekeyl_isit(par_codekeyl t_code_key_by_lng, par_opt_mask integer);">
            <text:p>DROP FUNCTION IF EXISTS optimized_codekeyl_isit(par_codekeyl t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l_isit(par_acodekeyl t_addressed_code_key_by_lng, par_opt_mask integer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optimized_acodekeyl_isit(par_acodekeyl t_addressed_code_key_by_lng, par_opt_mask integer)TO user_&lt;&lt;$app_name$&gt;&gt;_data_admin, user_&lt;&lt;$app_name$&gt;&gt;_data_reader;">
            <text:p>GRANT EXECUTE ON FUNCTION optimized_acodekeyl_isit(par_acodekeyl t_addressed_code_key_by_lng, par_opt_mask integer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optimized_acodekeyl_isit(par_acodekeyl t_addressed_code_key_by_lng, par_opt_mask integer);">
            <text:p>DROP FUNCTION IF EXISTS optimized_acodekeyl_isit(par_acodekeyl t_addressed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GRANT EXECUTE ON FUNCTION generalize_codekey_wcf(par_cf_codekey t_code_key, par_key t_code_key)TO user_&lt;&lt;$app_name$&gt;&gt;_data_admin, user_&lt;&lt;$app_name$&gt;&gt;_data_reader;">
            <text:p>GRANT EXECUTE ON FUNCTION generalize_codekey_wcf(par_cf_codekey t_code_key, par_key t_code_key)TO user_&lt;&lt;$app_name$&gt;&gt;_data_admin, user_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 office:value-type="string" office:string-value="GRANT EXECUTE ON FUNCTION generalize_codekeyl_wcf(par_cf_codekey t_code_key, par_key t_code_key_by_lng)TO user_&lt;&lt;$app_name$&gt;&gt;_data_admin, user_&lt;&lt;$app_name$&gt;&gt;_data_reader;">
            <text:p>GRANT EXECUTE ON FUNCTION generalize_codekeyl_wcf(par_cf_codekey t_code_key, par_key t_code_key_by_lng)TO user_&lt;&lt;$app_name$&gt;&gt;_data_admin, user_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mk_name_construction_input(par_lng t_code_key_by_lng, par_name varchar, par_entity t_code_key_by_lng, par_description varchar)TO user_&lt;&lt;$app_name$&gt;&gt;_data_admin, user_&lt;&lt;$app_name$&gt;&gt;_data_reader;">
            <text:p>GRANT EXECUTE ON FUNCTION mk_name_construction_input(par_lng t_code_key_by_lng, par_name varchar, par_entity t_code_key_by_lng, par_description varchar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e_mask integer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ifexists boolean, par_acodekeyl t_addressed_code_key_by_lng, par_determine_mask integer)TO user_&lt;&lt;$app_name$&gt;&gt;_data_admin, user_&lt;&lt;$app_name$&gt;&gt;_data_reader;">
            <text:p>GRANT EXECUTE ON FUNCTION optimize_acodekeyl(par_ifexists boolean, par_acodekeyl t_addressed_code_key_by_lng, par_determine_mask integer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optimize_acodekeyl(par_ifexists boolean, par_acodekeyl t_addressed_code_key_by_lng, par_determine_mask integer);">
            <text:p>DROP FUNCTION IF EXISTS optimize_acodekeyl(par_ifexists boolean, 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ation_mode_for_acodekeyl(par_acodekeyl t_addressed_code_key_by_lng, par_determination_preference_mask integer, par_imperative_or_mask integer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optimization_mode_for_acodekeyl(par_acodekeyl t_addressed_code_key_by_lng, par_determination_preference_mask integer, par_imperative_or_mask integer)TO user_&lt;&lt;$app_name$&gt;&gt;_data_admin, user_&lt;&lt;$app_name$&gt;&gt;_data_reader;">
            <text:p>GRANT EXECUTE ON FUNCTION optimization_mode_for_acodekeyl(par_acodekeyl t_addressed_code_key_by_lng, par_determination_preference_mask integer, par_imperative_or_mask integer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optimization_mode_for_acodekeyl(par_acodekeyl t_addressed_code_key_by_lng, par_determination_preference_mask integer, par_imperative_or_mask integer);">
            <text:p>DROP FUNCTION IF EXISTS optimization_mode_for_acodekeyl(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ation_preference_mask integer, par_imperative_or_mask intege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ifexists boolean, par_acodekeyl t_addressed_code_key_by_lng, par_determination_preference_mask integer, par_imperative_or_mask integer)TO user_&lt;&lt;$app_name$&gt;&gt;_data_admin, user_&lt;&lt;$app_name$&gt;&gt;_data_reader;">
            <text:p>GRANT EXECUTE ON FUNCTION optimize_acodekeyl(par_ifexists boolean, par_acodekeyl t_addressed_code_key_by_lng, par_determination_preference_mask integer, par_imperative_or_mask integer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optimize_acodekeyl(par_ifexists boolean, par_acodekeyl t_addressed_code_key_by_lng, par_determination_preference_mask integer, par_imperative_or_mask integer);">
            <text:p>DROP FUNCTION IF EXISTS optimize_acodekeyl(par_ifexists boolean, 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ifexists boolean, par_acodekeyl t_addressed_code_key_by_lng)TO user_&lt;&lt;$app_name$&gt;&gt;_data_admin, user_&lt;&lt;$app_name$&gt;&gt;_data_reader;">
            <text:p>GRANT EXECUTE ON FUNCTION optimize_acodekeyl(par_if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optimize_acodekeyl(par_ifexists boolean, par_acodekeyl t_addressed_code_key_by_lng);">
            <text:p>DROP FUNCTION IF EXISTS optimize_acodekeyl(par_if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 office:value-type="string" office:string-value="GRANT EXECUTE ON FUNCTION code_id_of_entity(entity_code_text varchar)TO user_&lt;&lt;$app_name$&gt;&gt;_data_admin, user_&lt;&lt;$app_name$&gt;&gt;_data_reader;">
            <text:p>GRANT EXECUTE ON FUNCTION code_id_of_entity(entity_code_text varchar)TO user_&lt;&lt;$app_name$&gt;&gt;_data_admin, user_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codifier_id_of(par_if_exists boolean, par_cf_keyl t_code_key_by_lng)TO user_&lt;&lt;$app_name$&gt;&gt;_data_admin, user_&lt;&lt;$app_name$&gt;&gt;_data_reader;">
            <text:p>GRANT EXECUTE ON FUNCTION codifier_id_of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IF([.C69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0];3)=&quot;-- &quot;;[.E70]=&quot;&quot;);IF([.E70]=&quot;&quot;;&quot;&quot;;[.E70]);&quot;GRANT EXECUTE ON FUNCTION &quot; &amp; [.E70] &amp; IF([.C70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IF([.C71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2];3)=&quot;-- &quot;;[.E72]=&quot;&quot;);IF([.E72]=&quot;&quot;;&quot;&quot;;[.E72]);&quot;GRANT EXECUTE ON FUNCTION &quot; &amp; [.E72] &amp; IF([.C72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IF([.C73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IF([.C74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75];3)=&quot;-- &quot;;[.E75]=&quot;&quot;);IF([.E75]=&quot;&quot;;&quot;&quot;;[.E75]);&quot;GRANT EXECUTE ON FUNCTION &quot; &amp; [.E75] &amp; IF([.C75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76];3)=&quot;-- &quot;;[.E76]=&quot;&quot;);IF([.E76]=&quot;&quot;;&quot;&quot;;[.E76]);&quot;GRANT EXECUTE ON FUNCTION &quot; &amp; [.E76] &amp; IF([.C76]=&quot;admin&quot;;&quot;TO user_&lt;&lt;$app_name$&gt;&gt;_data_admin;&quot;;&quot;TO user_&lt;&lt;$app_name$&gt;&gt;_data_admin, user_&lt;&lt;$app_name$&gt;&gt;_data_reader;&quot;))" office:value-type="string" office:string-value="GRANT EXECUTE ON FUNCTION new_code_by_userseqs(par_code_construct code_construction_input, par_super_code t_code_key_by_lng, par_dflt_isit boolean, par_codifier_ids_seq_name varchar, par_plaincode_ids_seq_name varchar)TO user_&lt;&lt;$app_name$&gt;&gt;_data_admin;">
            <text:p>GRANT EXECUTE ON FUNCTION new_code_by_userseqs(par_code_construct code_construction_input, par_super_code t_code_key_by_lng, par_dflt_isit boolean, par_codifier_ids_seq_name varchar, par_plaincode_ids_seq_name varchar)TO user_&lt;&lt;$app_name$&gt;&gt;_data_admin;</text:p>
          </table:table-cell>
          <table:table-cell/>
          <table:table-cell table:style-name="Default" table:formula="of:=IF(OR(LEFT([.E76];3)=&quot;-- &quot;;[.E76]=&quot;&quot;);IF([.E76]=&quot;&quot;;&quot;&quot;;[.E76]);&quot;DROP FUNCTION IF EXISTS &quot; &amp; [.E76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77];3)=&quot;-- &quot;;[.E77]=&quot;&quot;);IF([.E77]=&quot;&quot;;&quot;&quot;;[.E77]);&quot;GRANT EXECUTE ON FUNCTION &quot; &amp; [.E77] &amp; IF([.C77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77];3)=&quot;-- &quot;;[.E77]=&quot;&quot;);IF([.E77]=&quot;&quot;;&quot;&quot;;[.E77]);&quot;DROP FUNCTION IF EXISTS &quot; &amp; [.E77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78];3)=&quot;-- &quot;;[.E78]=&quot;&quot;);IF([.E78]=&quot;&quot;;&quot;&quot;;[.E78]);&quot;GRANT EXECUTE ON FUNCTION &quot; &amp; [.E78] &amp; IF([.C78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8];3)=&quot;-- &quot;;[.E78]=&quot;&quot;);IF([.E78]=&quot;&quot;;&quot;&quot;;[.E78]);&quot;DROP FUNCTION IF EXISTS &quot; &amp; [.E78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79];3)=&quot;-- &quot;;[.E79]=&quot;&quot;);IF([.E79]=&quot;&quot;;&quot;&quot;;[.E79]);&quot;GRANT EXECUTE ON FUNCTION &quot; &amp; [.E79] &amp; IF([.C79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9];3)=&quot;-- &quot;;[.E79]=&quot;&quot;);IF([.E79]=&quot;&quot;;&quot;&quot;;[.E79]);&quot;DROP FUNCTION IF EXISTS &quot; &amp; [.E79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80];3)=&quot;-- &quot;;[.E80]=&quot;&quot;);IF([.E80]=&quot;&quot;;&quot;&quot;;[.E80]);&quot;GRANT EXECUTE ON FUNCTION &quot; &amp; [.E80] &amp; IF([.C80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80];3)=&quot;-- &quot;;[.E80]=&quot;&quot;);IF([.E80]=&quot;&quot;;&quot;&quot;;[.E80]);&quot;DROP FUNCTION IF EXISTS &quot; &amp; [.E80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81];3)=&quot;-- &quot;;[.E81]=&quot;&quot;);IF([.E81]=&quot;&quot;;&quot;&quot;;[.E81]);&quot;GRANT EXECUTE ON FUNCTION &quot; &amp; [.E81] &amp; IF([.C81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81];3)=&quot;-- &quot;;[.E81]=&quot;&quot;);IF([.E81]=&quot;&quot;;&quot;&quot;;[.E81]);&quot;DROP FUNCTION IF EXISTS &quot; &amp; [.E81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82];3)=&quot;-- &quot;;[.E82]=&quot;&quot;);IF([.E82]=&quot;&quot;;&quot;&quot;;[.E82]);&quot;GRANT EXECUTE ON FUNCTION &quot; &amp; [.E82] &amp; IF([.C82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name_construction_input[])TO user_&lt;&lt;$app_name$&gt;&gt;_data_admin;">
            <text:p>GRANT EXECUTE ON FUNCTION add_code_lng_names(par_if_exists boolean, par_c t_addressed_code_key_by_lng, VARIADIC par_codesnames_array name_construction_input[])TO user_&lt;&lt;$app_name$&gt;&gt;_data_admin;</text:p>
          </table:table-cell>
          <table:table-cell/>
          <table:table-cell table:style-name="Default" table:formula="of:=IF(OR(LEFT([.E82];3)=&quot;-- &quot;;[.E82]=&quot;&quot;);IF([.E82]=&quot;&quot;;&quot;&quot;;[.E82]);&quot;DROP FUNCTION IF EXISTS &quot; &amp; [.E82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6">06/06/2010</text:date>, <text:time>22:02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6-06T22:02:01.82</dc:date>
    <dc:creator>Belka </dc:creator>
    <meta:editing-duration>PT49H34M49S</meta:editing-duration>
    <meta:editing-cycles>25</meta:editing-cycles>
    <meta:generator>OpenOffice.org/3.2$Win32 OpenOffice.org_project/320m17$Build-9498</meta:generator>
    <meta:document-statistic meta:table-count="3" meta:cell-count="316" meta:object-count="0"/>
  </office:meta>
</office:document-meta>
</file>